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Futura LT Pro Book" svg:font-family="'Futura LT Pro Book'" style:font-pitch="variable"/>
    <style:font-face style:name="Futura Std" svg:font-family="'Futura Std'"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start" style:justify-single-word="false"/>
      <style:text-properties style:font-name="Futura Std" fo:font-size="14pt" style:text-underline-style="none" fo:font-weight="normal" officeooo:rsid="001e3d6e" officeooo:paragraph-rsid="001e3d6e" style:font-size-asian="12.25pt" style:font-weight-asian="normal" style:font-size-complex="14pt" style:font-weight-complex="normal"/>
    </style:style>
    <style:style style:name="P2" style:family="paragraph" style:parent-style-name="Standard">
      <style:paragraph-properties fo:line-height="115%" fo:text-align="start" style:justify-single-word="false"/>
      <style:text-properties style:font-name="Futura Std" fo:font-size="14pt" style:text-underline-style="none" fo:font-weight="normal" officeooo:rsid="002acb5a" officeooo:paragraph-rsid="002acb5a" style:font-size-asian="12.25pt" style:font-weight-asian="normal" style:font-size-complex="14pt" style:font-weight-complex="normal"/>
    </style:style>
    <style:style style:name="P3" style:family="paragraph" style:parent-style-name="Standard">
      <style:paragraph-properties fo:line-height="115%" fo:text-align="start" style:justify-single-word="false"/>
      <style:text-properties style:font-name="Futura Std" fo:font-size="14pt" style:text-underline-style="none" fo:font-weight="normal" officeooo:rsid="002a3137" officeooo:paragraph-rsid="002a3137" style:font-size-asian="12.25pt" style:font-weight-asian="normal" style:font-size-complex="14pt" style:font-weight-complex="normal"/>
    </style:style>
    <style:style style:name="P4" style:family="paragraph" style:parent-style-name="Standard">
      <style:paragraph-properties fo:line-height="115%" fo:text-align="start" style:justify-single-word="false"/>
      <style:text-properties style:font-name="Futura Std" fo:font-size="14pt" style:text-underline-style="none" fo:font-weight="normal" officeooo:rsid="0022a796" officeooo:paragraph-rsid="0022a796" style:font-size-asian="12.25pt" style:font-weight-asian="normal" style:font-size-complex="14pt" style:font-weight-complex="normal"/>
    </style:style>
    <style:style style:name="P5" style:family="paragraph" style:parent-style-name="Standard">
      <style:paragraph-properties fo:line-height="115%" fo:text-align="start" style:justify-single-word="false"/>
      <style:text-properties style:font-name="Futura Std" fo:font-size="14pt" style:text-underline-style="none" fo:font-weight="normal" officeooo:rsid="0017258c" officeooo:paragraph-rsid="0017258c" style:font-size-asian="12.25pt" style:font-weight-asian="normal" style:font-size-complex="14pt" style:font-weight-complex="normal"/>
    </style:style>
    <style:style style:name="P6" style:family="paragraph" style:parent-style-name="Standard">
      <style:paragraph-properties fo:line-height="115%" fo:text-align="start" style:justify-single-word="false"/>
      <style:text-properties style:font-name="Futura Std" fo:font-size="14pt" style:text-underline-style="none" fo:font-weight="normal" officeooo:rsid="001a8f18" officeooo:paragraph-rsid="001a8f18"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Futura Std" fo:font-size="14pt" style:text-underline-style="none" fo:font-weight="normal" officeooo:rsid="000dbe8d" officeooo:paragraph-rsid="000dbe8d"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Futura Std" fo:font-size="12pt" fo:font-weight="normal" officeooo:rsid="001776a0" officeooo:paragraph-rsid="000cb70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Futura Std" fo:font-size="12pt" style:text-underline-style="none" fo:font-weight="normal" officeooo:rsid="000dbe8d" officeooo:paragraph-rsid="000dbe8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Futura Std" fo:font-size="12pt" style:text-underline-style="none" fo:font-weight="normal" officeooo:rsid="000f0909" officeooo:paragraph-rsid="000f0909" style:font-size-asian="12pt" style:font-weight-asian="normal" style:font-size-complex="12pt" style:font-weight-complex="normal"/>
    </style:style>
    <style:style style:name="P11" style:family="paragraph" style:parent-style-name="Standard">
      <style:paragraph-properties fo:line-height="115%" fo:text-align="start" style:justify-single-word="false"/>
      <style:text-properties style:font-name="Futura Std" fo:font-size="12pt" style:text-underline-style="none" fo:font-weight="normal" officeooo:rsid="000f0909" officeooo:paragraph-rsid="000f0909" style:font-size-asian="12pt" style:font-weight-asian="normal" style:font-size-complex="12pt" style:font-weight-complex="normal"/>
    </style:style>
    <style:style style:name="P12" style:family="paragraph" style:parent-style-name="Standard">
      <style:paragraph-properties fo:line-height="115%" fo:text-align="start" style:justify-single-word="false"/>
      <style:text-properties style:font-name="Futura Std" fo:font-size="12pt" style:text-underline-style="none" fo:font-weight="normal" officeooo:rsid="00109714" officeooo:paragraph-rsid="00109714" style:font-size-asian="12pt" style:font-weight-asian="normal" style:font-size-complex="12pt" style:font-weight-complex="normal"/>
    </style:style>
    <style:style style:name="P13" style:family="paragraph" style:parent-style-name="Standard">
      <style:paragraph-properties fo:line-height="115%" fo:text-align="start" style:justify-single-word="false"/>
      <style:text-properties style:font-name="Futura Std" fo:font-size="12pt" style:text-underline-style="none" fo:font-weight="normal" officeooo:rsid="00231981" officeooo:paragraph-rsid="0015afd5" style:font-size-asian="12pt" style:font-weight-asian="normal" style:font-size-complex="12pt" style:font-weight-complex="normal"/>
    </style:style>
    <style:style style:name="P14" style:family="paragraph" style:parent-style-name="Standard">
      <style:paragraph-properties fo:line-height="115%" fo:text-align="start" style:justify-single-word="false"/>
      <style:text-properties style:font-name="Futura Std" fo:font-size="12pt" style:text-underline-style="none" fo:font-weight="normal" officeooo:rsid="0017015f" officeooo:paragraph-rsid="0017015f" style:font-size-asian="12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Futura Std" fo:font-size="12pt" style:text-underline-style="none" fo:font-weight="normal" officeooo:rsid="00190227" officeooo:paragraph-rsid="001a8f18" style:font-size-asian="12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Futura Std" fo:font-size="12pt" style:text-underline-style="none" fo:font-weight="normal" officeooo:rsid="0033a2ee" officeooo:paragraph-rsid="001a8f18" style:font-size-asian="12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Futura Std" fo:font-size="12pt" style:text-underline-style="none" fo:font-weight="normal" officeooo:rsid="0022a796" officeooo:paragraph-rsid="0022a796" style:font-size-asian="12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Futura Std" fo:font-size="12pt" style:text-underline-style="none" fo:font-weight="normal" officeooo:rsid="002538b2" officeooo:paragraph-rsid="002538b2" style:font-size-asian="12pt" style:font-weight-asian="normal" style:font-size-complex="12pt" style:font-weight-complex="normal"/>
    </style:style>
    <style:style style:name="P19" style:family="paragraph" style:parent-style-name="Standard">
      <style:paragraph-properties fo:line-height="115%" fo:text-align="start" style:justify-single-word="false"/>
      <style:text-properties style:font-name="Futura Std" fo:font-size="12pt" style:text-underline-style="none" fo:font-weight="normal" officeooo:rsid="0028c95f" officeooo:paragraph-rsid="0028c95f" style:font-size-asian="12pt" style:font-weight-asian="normal" style:font-size-complex="12pt" style:font-weight-complex="normal"/>
    </style:style>
    <style:style style:name="P20" style:family="paragraph" style:parent-style-name="Standard">
      <style:paragraph-properties fo:line-height="115%" fo:text-align="start" style:justify-single-word="false"/>
      <style:text-properties style:font-name="Futura Std" fo:font-size="12pt" style:text-underline-style="none" fo:font-weight="normal" officeooo:rsid="002a3137" officeooo:paragraph-rsid="002a3137" style:font-size-asian="12pt" style:font-weight-asian="normal" style:font-size-complex="12pt" style:font-weight-complex="normal"/>
    </style:style>
    <style:style style:name="P21" style:family="paragraph" style:parent-style-name="Standard">
      <style:paragraph-properties fo:line-height="115%" fo:text-align="start" style:justify-single-word="false"/>
      <style:text-properties style:font-name="Futura Std" fo:font-size="12pt" style:text-underline-style="none" fo:font-weight="normal" officeooo:rsid="002f0aae" officeooo:paragraph-rsid="002f0aae" style:font-size-asian="12pt" style:font-weight-asian="normal" style:font-size-complex="12pt" style:font-weight-complex="normal"/>
    </style:style>
    <style:style style:name="P22" style:family="paragraph" style:parent-style-name="Standard">
      <style:paragraph-properties fo:line-height="115%" fo:text-align="start" style:justify-single-word="false"/>
      <style:text-properties style:font-name="Futura Std" fo:font-size="12pt" style:text-underline-style="none" fo:font-weight="normal" officeooo:rsid="004e1d7f" officeooo:paragraph-rsid="004e1d7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Futura Std" fo:font-size="12pt" style:text-underline-style="none" fo:font-weight="normal" officeooo:rsid="000dbe8d" officeooo:paragraph-rsid="000dbe8d"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style:font-name="Futura Std" fo:font-size="12pt" style:text-underline-style="solid" style:text-underline-width="auto" style:text-underline-color="font-color" fo:font-weight="normal" officeooo:rsid="00231981" officeooo:paragraph-rsid="001457d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officeooo:rsid="001776a0" officeooo:paragraph-rsid="000cb70e" style:font-size-asian="12pt" style:font-size-complex="12pt"/>
    </style:style>
    <style:style style:name="P26" style:family="paragraph" style:parent-style-name="Standard">
      <style:paragraph-properties fo:line-height="115%" fo:text-align="start" style:justify-single-word="false"/>
      <style:text-properties fo:font-size="12pt" officeooo:paragraph-rsid="00120a21" style:font-size-asian="12pt" style:font-size-complex="12pt"/>
    </style:style>
    <style:style style:name="P27" style:family="paragraph" style:parent-style-name="Standard">
      <style:paragraph-properties fo:line-height="115%" fo:text-align="start" style:justify-single-word="false"/>
      <style:text-properties fo:font-size="12pt" officeooo:paragraph-rsid="001457d9" style:font-size-asian="12pt" style:font-size-complex="12pt"/>
    </style:style>
    <style:style style:name="P28" style:family="paragraph" style:parent-style-name="Standard">
      <style:paragraph-properties fo:line-height="115%" fo:text-align="start" style:justify-single-word="false"/>
      <style:text-properties fo:font-size="12pt" officeooo:paragraph-rsid="001a8f18" style:font-size-asian="12pt" style:font-size-complex="12pt"/>
    </style:style>
    <style:style style:name="P29" style:family="paragraph" style:parent-style-name="Standard">
      <style:paragraph-properties fo:line-height="115%" fo:text-align="start" style:justify-single-word="false"/>
      <style:text-properties fo:font-size="12pt" officeooo:paragraph-rsid="002538b2" style:font-size-asian="12pt" style:font-size-complex="12pt"/>
    </style:style>
    <style:style style:name="P30" style:family="paragraph" style:parent-style-name="Standard">
      <style:paragraph-properties fo:line-height="115%" fo:text-align="start" style:justify-single-word="false"/>
      <style:text-properties fo:font-size="12pt" officeooo:paragraph-rsid="0045edea" style:font-size-asian="12pt" style:font-size-complex="12pt"/>
    </style:style>
    <style:style style:name="P31" style:family="paragraph" style:parent-style-name="Standard">
      <style:paragraph-properties fo:line-height="115%" fo:text-align="start" style:justify-single-word="false"/>
      <style:text-properties fo:font-size="12pt" officeooo:paragraph-rsid="002acb5a" style:font-size-asian="12pt" style:font-size-complex="12pt"/>
    </style:style>
    <style:style style:name="P32" style:family="paragraph" style:parent-style-name="Standard">
      <style:paragraph-properties fo:line-height="115%" fo:text-align="start" style:justify-single-word="false"/>
      <style:text-properties fo:font-size="12pt" officeooo:rsid="000f0909" officeooo:paragraph-rsid="000f0909" style:font-size-asian="12pt" style:font-size-complex="12pt"/>
    </style:style>
    <style:style style:name="P33" style:family="paragraph" style:parent-style-name="Standard">
      <style:paragraph-properties fo:line-height="115%" fo:text-align="start" style:justify-single-word="false"/>
      <style:text-properties fo:font-size="12pt" officeooo:rsid="003b41d5" officeooo:paragraph-rsid="003b41d5" style:font-size-asian="12pt" style:font-size-complex="12pt"/>
    </style:style>
    <style:style style:name="P34" style:family="paragraph" style:parent-style-name="Standard">
      <style:paragraph-properties fo:text-align="start" style:justify-single-word="false"/>
      <style:text-properties fo:font-size="12pt" officeooo:paragraph-rsid="001c4ac7" style:font-size-asian="12pt" style:font-size-complex="12pt"/>
    </style:style>
    <style:style style:name="P35" style:family="paragraph" style:parent-style-name="Standard">
      <style:paragraph-properties fo:line-height="115%" fo:text-align="start" style:justify-single-word="false"/>
      <style:text-properties fo:font-size="12pt" officeooo:rsid="003b2841" officeooo:paragraph-rsid="003b2841" style:font-size-asian="12pt" style:font-size-complex="12pt"/>
    </style:style>
    <style:style style:name="P36" style:family="paragraph" style:parent-style-name="Standard">
      <style:paragraph-properties fo:margin-top="0.101cm" fo:margin-bottom="0.101cm" loext:contextual-spacing="false" fo:line-height="150%" fo:text-align="center" style:justify-single-word="false"/>
      <style:text-properties style:font-name="Futura LT Pro Book" fo:font-size="18pt" fo:font-weight="normal" officeooo:rsid="001776a0" officeooo:paragraph-rsid="000cb70e" style:font-size-asian="18pt" style:font-weight-asian="normal" style:font-size-complex="18pt" style:font-weight-complex="normal"/>
    </style:style>
    <style:style style:name="P37" style:family="paragraph" style:parent-style-name="Standard" style:list-style-name="L1">
      <style:paragraph-properties fo:line-height="115%" fo:text-align="start" style:justify-single-word="false"/>
      <style:text-properties fo:font-size="12pt" officeooo:paragraph-rsid="000f0909" style:font-size-asian="12pt" style:font-size-complex="12pt"/>
    </style:style>
    <style:style style:name="P38" style:family="paragraph" style:parent-style-name="Standard" style:list-style-name="L1">
      <style:paragraph-properties fo:line-height="115%" fo:text-align="start" style:justify-single-word="false"/>
      <style:text-properties fo:font-size="12pt" officeooo:paragraph-rsid="007753cd" style:font-size-asian="12pt" style:font-size-complex="12pt"/>
    </style:style>
    <style:style style:name="P39" style:family="paragraph" style:parent-style-name="Standard" style:list-style-name="L2">
      <style:paragraph-properties fo:line-height="115%" fo:text-align="start" style:justify-single-word="false"/>
      <style:text-properties fo:font-size="12pt" officeooo:paragraph-rsid="0015afd5" style:font-size-asian="12pt" style:font-size-complex="12pt"/>
    </style:style>
    <style:style style:name="P40" style:family="paragraph" style:parent-style-name="Standard" style:list-style-name="L2">
      <style:paragraph-properties fo:line-height="115%" fo:text-align="start" style:justify-single-word="false"/>
      <style:text-properties fo:font-size="12pt" officeooo:paragraph-rsid="0038bcd3" style:font-size-asian="12pt" style:font-size-complex="12pt"/>
    </style:style>
    <style:style style:name="P41" style:family="paragraph" style:parent-style-name="Standard" style:list-style-name="L4">
      <style:paragraph-properties fo:line-height="115%" fo:text-align="start" style:justify-single-word="false"/>
      <style:text-properties fo:font-size="12pt" officeooo:paragraph-rsid="00286e75" style:font-size-asian="12pt" style:font-size-complex="12pt"/>
    </style:style>
    <style:style style:name="P42" style:family="paragraph" style:parent-style-name="Standard" style:list-style-name="L5">
      <style:paragraph-properties fo:line-height="115%" fo:text-align="start" style:justify-single-word="false"/>
      <style:text-properties fo:font-size="12pt" officeooo:paragraph-rsid="002bc20f" style:font-size-asian="12pt" style:font-size-complex="12pt"/>
    </style:style>
    <style:style style:name="P43" style:family="paragraph" style:parent-style-name="Standard" style:list-style-name="L5">
      <style:paragraph-properties fo:line-height="115%" fo:text-align="start" style:justify-single-word="false"/>
      <style:text-properties fo:font-size="12pt" officeooo:paragraph-rsid="002d3225" style:font-size-asian="12pt" style:font-size-complex="12pt"/>
    </style:style>
    <style:style style:name="P44" style:family="paragraph" style:parent-style-name="Standard">
      <style:paragraph-properties fo:line-height="115%" fo:text-align="start" style:justify-single-word="false"/>
      <style:text-properties fo:font-size="12pt" officeooo:paragraph-rsid="0022a796" style:font-size-asian="12pt" style:font-size-complex="12pt"/>
    </style:style>
    <style:style style:name="P45" style:family="paragraph" style:parent-style-name="Standard" style:list-style-name="L4">
      <style:paragraph-properties fo:line-height="115%" fo:text-align="start" style:justify-single-word="false"/>
      <style:text-properties fo:font-size="12pt" officeooo:rsid="0028c95f" officeooo:paragraph-rsid="0028c95f" style:font-size-asian="12pt" style:font-size-complex="12pt"/>
    </style:style>
    <style:style style:name="P46" style:family="paragraph" style:parent-style-name="Standard" style:list-style-name="L4">
      <style:paragraph-properties fo:line-height="115%" fo:text-align="start" style:justify-single-word="false"/>
      <style:text-properties fo:font-size="12pt" officeooo:rsid="0028c95f" officeooo:paragraph-rsid="0098b0ec" style:font-size-asian="12pt" style:font-size-complex="12pt"/>
    </style:style>
    <style:style style:name="P47" style:family="paragraph" style:parent-style-name="Standard" style:list-style-name="L5">
      <style:paragraph-properties fo:line-height="115%" fo:text-align="start" style:justify-single-word="false"/>
      <style:text-properties fo:font-size="12pt" officeooo:rsid="004b625b" officeooo:paragraph-rsid="004b625b" style:font-size-asian="12pt" style:font-size-complex="12pt"/>
    </style:style>
    <style:style style:name="P48" style:family="paragraph" style:parent-style-name="Standard">
      <style:paragraph-properties fo:line-height="115%" fo:text-align="start" style:justify-single-word="false"/>
      <style:text-properties fo:font-size="12pt" officeooo:rsid="003080fa" officeooo:paragraph-rsid="00a6a0ad" style:font-size-asian="12pt" style:font-size-complex="12pt"/>
    </style:style>
    <style:style style:name="P49" style:family="paragraph" style:parent-style-name="Standard">
      <style:paragraph-properties fo:line-height="115%" fo:text-align="start" style:justify-single-word="false"/>
      <style:text-properties fo:font-size="12pt" officeooo:rsid="00a80022" officeooo:paragraph-rsid="00a80022" style:font-size-asian="12pt" style:font-size-complex="12pt"/>
    </style:style>
    <style:style style:name="P50" style:family="paragraph" style:parent-style-name="Standard" style:list-style-name="L1">
      <style:paragraph-properties fo:line-height="115%" fo:text-align="start" style:justify-single-word="false"/>
      <style:text-properties style:font-name="Futura Std" fo:font-size="14pt" style:text-underline-style="none" fo:font-weight="normal" officeooo:rsid="0021515b" officeooo:paragraph-rsid="00809710" style:font-size-asian="12.25pt" style:font-weight-asian="normal" style:font-size-complex="14pt" style:font-weight-complex="normal"/>
    </style:style>
    <style:style style:name="P51" style:family="paragraph" style:parent-style-name="Standard" style:list-style-name="L1">
      <style:paragraph-properties fo:line-height="115%" fo:text-align="start" style:justify-single-word="false"/>
      <style:text-properties style:font-name="Futura Std" fo:font-size="12pt" style:text-underline-style="none" fo:font-weight="normal" officeooo:rsid="00109714" officeooo:paragraph-rsid="00109714" style:font-size-asian="12pt" style:font-weight-asian="normal" style:font-size-complex="12pt" style:font-weight-complex="normal"/>
    </style:style>
    <style:style style:name="P52" style:family="paragraph" style:parent-style-name="Standard" style:list-style-name="L3">
      <style:paragraph-properties fo:line-height="115%" fo:text-align="start" style:justify-single-word="false"/>
      <style:text-properties style:font-name="Futura Std" fo:font-size="12pt" style:text-underline-style="none" fo:font-weight="normal" officeooo:rsid="002e493c" officeooo:paragraph-rsid="008a1f44" style:font-size-asian="12pt" style:font-weight-asian="normal" style:font-size-complex="12pt" style:font-weight-complex="normal"/>
    </style:style>
    <style:style style:name="P53" style:family="paragraph" style:parent-style-name="Standard" style:list-style-name="L3">
      <style:paragraph-properties fo:line-height="115%" fo:text-align="start" style:justify-single-word="false"/>
      <style:text-properties style:font-name="Futura Std" fo:font-size="12pt" style:text-underline-style="none" fo:font-weight="normal" officeooo:rsid="002e493c" officeooo:paragraph-rsid="008bf8c4" style:font-size-asian="12pt" style:font-weight-asian="normal" style:font-size-complex="12pt" style:font-weight-complex="normal"/>
    </style:style>
    <style:style style:name="P54" style:family="paragraph" style:parent-style-name="Standard" style:list-style-name="L3">
      <style:paragraph-properties fo:line-height="115%" fo:text-align="start" style:justify-single-word="false"/>
      <style:text-properties style:font-name="Futura Std" fo:font-size="12pt" style:text-underline-style="none" fo:font-weight="normal" officeooo:rsid="002f1ef5" officeooo:paragraph-rsid="0092327c" style:font-size-asian="12pt" style:font-weight-asian="normal" style:font-size-complex="12pt" style:font-weight-complex="normal"/>
    </style:style>
    <style:style style:name="P55" style:family="paragraph" style:parent-style-name="Standard" style:list-style-name="L3">
      <style:paragraph-properties fo:line-height="115%" fo:text-align="start" style:justify-single-word="false"/>
      <style:text-properties style:font-name="Futura Std" fo:font-size="12pt" style:text-underline-style="none" fo:font-weight="normal" officeooo:rsid="003f381f" officeooo:paragraph-rsid="003f381f" style:font-size-asian="12pt" style:font-weight-asian="normal" style:font-size-complex="12pt" style:font-weight-complex="normal"/>
    </style:style>
    <style:style style:name="P56" style:family="paragraph" style:parent-style-name="Standard" style:list-style-name="L5">
      <style:paragraph-properties fo:line-height="115%" fo:text-align="start" style:justify-single-word="false"/>
      <style:text-properties style:font-name="Futura Std" fo:font-size="12pt" style:text-underline-style="none" fo:font-weight="normal" officeooo:rsid="002f0aae" officeooo:paragraph-rsid="002f0aae" style:font-size-asian="12pt" style:font-weight-asian="normal" style:font-size-complex="12pt" style:font-weight-complex="normal"/>
    </style:style>
    <style:style style:name="P57" style:family="paragraph" style:parent-style-name="Standard" style:list-style-name="L1">
      <style:paragraph-properties fo:line-height="115%" fo:text-align="start" style:justify-single-word="false"/>
      <style:text-properties officeooo:paragraph-rsid="000f0909"/>
    </style:style>
    <style:style style:name="P58" style:family="paragraph" style:parent-style-name="Standard">
      <style:paragraph-properties fo:line-height="115%" fo:text-align="start" style:justify-single-word="false"/>
      <style:text-properties officeooo:paragraph-rsid="0015afd5"/>
    </style:style>
    <style:style style:name="P59" style:family="paragraph" style:parent-style-name="Standard">
      <style:paragraph-properties fo:line-height="115%" fo:text-align="start" style:justify-single-word="false"/>
      <style:text-properties officeooo:paragraph-rsid="001a8f18"/>
    </style:style>
    <style:style style:name="P60" style:family="paragraph" style:parent-style-name="Standard" style:list-style-name="L4">
      <style:paragraph-properties fo:line-height="115%" fo:text-align="start" style:justify-single-word="false"/>
      <style:text-properties officeooo:paragraph-rsid="002538b2"/>
    </style:style>
    <style:style style:name="P61" style:family="paragraph" style:parent-style-name="Standard" style:list-style-name="L4">
      <style:paragraph-properties fo:line-height="115%" fo:text-align="start" style:justify-single-word="false"/>
      <style:text-properties officeooo:paragraph-rsid="00447435"/>
    </style:style>
    <style:style style:name="P62" style:family="paragraph" style:parent-style-name="Standard" style:list-style-name="L5">
      <style:paragraph-properties fo:line-height="115%" fo:text-align="start" style:justify-single-word="false"/>
      <style:text-properties officeooo:paragraph-rsid="002f0aae"/>
    </style:style>
    <style:style style:name="P63" style:family="paragraph" style:parent-style-name="Standard">
      <style:paragraph-properties fo:line-height="115%" fo:text-align="start" style:justify-single-word="false"/>
      <style:text-properties officeooo:paragraph-rsid="004c48aa"/>
    </style:style>
    <style:style style:name="T1" style:family="text">
      <style:text-properties style:font-name="Futura Std" fo:font-weight="normal" style:font-weight-asian="normal" style:font-weight-complex="normal"/>
    </style:style>
    <style:style style:name="T2" style:family="text">
      <style:text-properties style:font-name="Futura Std" fo:font-weight="normal" officeooo:rsid="0019d695" style:font-weight-asian="normal" style:font-weight-complex="normal"/>
    </style:style>
    <style:style style:name="T3" style:family="text">
      <style:text-properties style:font-name="Futura Std" fo:font-weight="normal" officeooo:rsid="001be91c" style:font-weight-asian="normal" style:font-weight-complex="normal"/>
    </style:style>
    <style:style style:name="T4" style:family="text">
      <style:text-properties style:font-name="Futura Std" style:text-underline-style="none" fo:font-weight="normal" style:font-weight-asian="normal" style:font-weight-complex="normal"/>
    </style:style>
    <style:style style:name="T5" style:family="text">
      <style:text-properties style:font-name="Futura Std" style:text-underline-style="none" fo:font-weight="normal" officeooo:rsid="000f0909" style:font-weight-asian="normal" style:font-weight-complex="normal"/>
    </style:style>
    <style:style style:name="T6" style:family="text">
      <style:text-properties style:font-name="Futura Std" style:text-underline-style="none" fo:font-weight="normal" officeooo:rsid="001cc080" style:font-weight-asian="normal" style:font-weight-complex="normal"/>
    </style:style>
    <style:style style:name="T7" style:family="text">
      <style:text-properties style:font-name="Futura Std" style:text-underline-style="none" fo:font-weight="normal" officeooo:rsid="001ec0c7" style:font-weight-asian="normal" style:font-weight-complex="normal"/>
    </style:style>
    <style:style style:name="T8" style:family="text">
      <style:text-properties style:font-name="Futura Std" style:text-underline-style="none" fo:font-weight="normal" officeooo:rsid="00120a21" style:font-weight-asian="normal" style:font-weight-complex="normal"/>
    </style:style>
    <style:style style:name="T9" style:family="text">
      <style:text-properties style:font-name="Futura Std" style:text-underline-style="none" fo:font-weight="normal" officeooo:rsid="00109714" style:font-weight-asian="normal" style:font-weight-complex="normal"/>
    </style:style>
    <style:style style:name="T10" style:family="text">
      <style:text-properties style:font-name="Futura Std" style:text-underline-style="none" fo:font-weight="normal" officeooo:rsid="0013284b" style:font-weight-asian="normal" style:font-weight-complex="normal"/>
    </style:style>
    <style:style style:name="T11" style:family="text">
      <style:text-properties style:font-name="Futura Std" style:text-underline-style="none" fo:font-weight="normal" officeooo:rsid="001457d9" style:font-weight-asian="normal" style:font-weight-complex="normal"/>
    </style:style>
    <style:style style:name="T12" style:family="text">
      <style:text-properties style:font-name="Futura Std" style:text-underline-style="none" fo:font-weight="normal" officeooo:rsid="0015afd5" style:font-weight-asian="normal" style:font-weight-complex="normal"/>
    </style:style>
    <style:style style:name="T13" style:family="text">
      <style:text-properties style:font-name="Futura Std" style:text-underline-style="none" fo:font-weight="normal" officeooo:rsid="0038bcd3" style:font-weight-asian="normal" style:font-weight-complex="normal"/>
    </style:style>
    <style:style style:name="T14" style:family="text">
      <style:text-properties style:font-name="Futura Std" style:text-underline-style="none" fo:font-weight="normal" officeooo:rsid="0023d7e8" style:font-weight-asian="normal" style:font-weight-complex="normal"/>
    </style:style>
    <style:style style:name="T15" style:family="text">
      <style:text-properties style:font-name="Futura Std" style:text-underline-style="none" fo:font-weight="normal" officeooo:rsid="0017258c" style:font-weight-asian="normal" style:font-weight-complex="normal"/>
    </style:style>
    <style:style style:name="T16" style:family="text">
      <style:text-properties style:font-name="Futura Std" style:text-underline-style="none" fo:font-weight="normal" officeooo:rsid="0025c584" style:font-weight-asian="normal" style:font-weight-complex="normal"/>
    </style:style>
    <style:style style:name="T17" style:family="text">
      <style:text-properties style:font-name="Futura Std" style:text-underline-style="none" fo:font-weight="normal" officeooo:rsid="005122ed" style:font-weight-asian="normal" style:font-weight-complex="normal"/>
    </style:style>
    <style:style style:name="T18" style:family="text">
      <style:text-properties style:font-name="Futura Std" style:text-underline-style="none" fo:font-weight="normal" officeooo:rsid="003d7f0c" style:font-weight-asian="normal" style:font-weight-complex="normal"/>
    </style:style>
    <style:style style:name="T19" style:family="text">
      <style:text-properties style:font-name="Futura Std" style:text-underline-style="none" fo:font-weight="normal" officeooo:rsid="00190227" style:font-weight-asian="normal" style:font-weight-complex="normal"/>
    </style:style>
    <style:style style:name="T20" style:family="text">
      <style:text-properties style:font-name="Futura Std" style:text-underline-style="none" fo:font-weight="normal" officeooo:rsid="001a8f18" style:font-weight-asian="normal" style:font-weight-complex="normal"/>
    </style:style>
    <style:style style:name="T21" style:family="text">
      <style:text-properties style:font-name="Futura Std" style:text-underline-style="none" fo:font-weight="normal" officeooo:rsid="001d49e9" style:font-weight-asian="normal" style:font-weight-complex="normal"/>
    </style:style>
    <style:style style:name="T22" style:family="text">
      <style:text-properties style:font-name="Futura Std" style:text-underline-style="none" fo:font-weight="normal" officeooo:rsid="002e493c" style:font-weight-asian="normal" style:font-weight-complex="normal"/>
    </style:style>
    <style:style style:name="T23" style:family="text">
      <style:text-properties style:font-name="Futura Std" style:text-underline-style="none" fo:font-weight="normal" officeooo:rsid="0022a796" style:font-weight-asian="normal" style:font-weight-complex="normal"/>
    </style:style>
    <style:style style:name="T24" style:family="text">
      <style:text-properties style:font-name="Futura Std" style:text-underline-style="none" fo:font-weight="normal" officeooo:rsid="0042470c" style:font-weight-asian="normal" style:font-weight-complex="normal"/>
    </style:style>
    <style:style style:name="T25" style:family="text">
      <style:text-properties style:font-name="Futura Std" style:text-underline-style="none" fo:font-weight="normal" officeooo:rsid="002538b2" style:font-weight-asian="normal" style:font-weight-complex="normal"/>
    </style:style>
    <style:style style:name="T26" style:family="text">
      <style:text-properties style:font-name="Futura Std" style:text-underline-style="none" fo:font-weight="normal" officeooo:rsid="00437cf3" style:font-weight-asian="normal" style:font-weight-complex="normal"/>
    </style:style>
    <style:style style:name="T27" style:family="text">
      <style:text-properties style:font-name="Futura Std" style:text-underline-style="none" fo:font-weight="normal" officeooo:rsid="0027a464" style:font-weight-asian="normal" style:font-weight-complex="normal"/>
    </style:style>
    <style:style style:name="T28" style:family="text">
      <style:text-properties style:font-name="Futura Std" style:text-underline-style="none" fo:font-weight="normal" officeooo:rsid="00286e75" style:font-weight-asian="normal" style:font-weight-complex="normal"/>
    </style:style>
    <style:style style:name="T29" style:family="text">
      <style:text-properties style:font-name="Futura Std" style:text-underline-style="none" fo:font-weight="normal" officeooo:rsid="00447435" style:font-weight-asian="normal" style:font-weight-complex="normal"/>
    </style:style>
    <style:style style:name="T30" style:family="text">
      <style:text-properties style:font-name="Futura Std" style:text-underline-style="none" fo:font-weight="normal" officeooo:rsid="002a3137" style:font-weight-asian="normal" style:font-weight-complex="normal"/>
    </style:style>
    <style:style style:name="T31" style:family="text">
      <style:text-properties style:font-name="Futura Std" style:text-underline-style="none" fo:font-weight="normal" officeooo:rsid="0045edea" style:font-weight-asian="normal" style:font-weight-complex="normal"/>
    </style:style>
    <style:style style:name="T32" style:family="text">
      <style:text-properties style:font-name="Futura Std" style:text-underline-style="none" fo:font-weight="normal" officeooo:rsid="002acb5a" style:font-weight-asian="normal" style:font-weight-complex="normal"/>
    </style:style>
    <style:style style:name="T33" style:family="text">
      <style:text-properties style:font-name="Futura Std" style:text-underline-style="none" fo:font-weight="normal" officeooo:rsid="002c7203" style:font-weight-asian="normal" style:font-weight-complex="normal"/>
    </style:style>
    <style:style style:name="T34" style:family="text">
      <style:text-properties style:font-name="Futura Std" style:text-underline-style="none" fo:font-weight="normal" officeooo:rsid="004c48aa" style:font-weight-asian="normal" style:font-weight-complex="normal"/>
    </style:style>
    <style:style style:name="T35" style:family="text">
      <style:text-properties style:font-name="Futura Std" style:text-underline-style="none" fo:font-weight="normal" officeooo:rsid="002d3225" style:font-weight-asian="normal" style:font-weight-complex="normal"/>
    </style:style>
    <style:style style:name="T36" style:family="text">
      <style:text-properties style:font-name="Futura Std" style:text-underline-style="none" fo:font-weight="normal" officeooo:rsid="004a5870" style:font-weight-asian="normal" style:font-weight-complex="normal"/>
    </style:style>
    <style:style style:name="T37" style:family="text">
      <style:text-properties style:font-name="Futura Std" style:text-underline-style="none" fo:font-weight="normal" officeooo:rsid="002f0aae" style:font-weight-asian="normal" style:font-weight-complex="normal"/>
    </style:style>
    <style:style style:name="T38" style:family="text">
      <style:text-properties style:font-name="Futura Std" style:text-underline-style="none" fo:font-weight="normal" officeooo:rsid="003080fa" style:font-weight-asian="normal" style:font-weight-complex="normal"/>
    </style:style>
    <style:style style:name="T39" style:family="text">
      <style:text-properties style:font-name="Futura Std" style:text-underline-style="none" fo:font-weight="normal" officeooo:rsid="004dd7ec" style:font-weight-asian="normal" style:font-weight-complex="normal"/>
    </style:style>
    <style:style style:name="T40" style:family="text">
      <style:text-properties style:font-name="Futura Std" style:text-underline-style="none" fo:font-weight="normal" officeooo:rsid="001e3d6e" style:font-weight-asian="normal" style:font-weight-complex="normal"/>
    </style:style>
    <style:style style:name="T41" style:family="text">
      <style:text-properties style:font-name="Futura Std" style:text-underline-style="none" fo:font-weight="normal" officeooo:rsid="00212d6d" style:font-weight-asian="normal" style:font-weight-complex="normal"/>
    </style:style>
    <style:style style:name="T42" style:family="text">
      <style:text-properties style:font-name="Futura Std" style:text-underline-style="none" fo:font-weight="normal" officeooo:rsid="005f425a" style:font-weight-asian="normal" style:font-weight-complex="normal"/>
    </style:style>
    <style:style style:name="T43" style:family="text">
      <style:text-properties style:font-name="Futura Std" style:text-underline-style="none" fo:font-weight="normal" officeooo:rsid="0071a5ab" style:font-weight-asian="normal" style:font-weight-complex="normal"/>
    </style:style>
    <style:style style:name="T44" style:family="text">
      <style:text-properties style:font-name="Futura Std" style:text-underline-style="none" fo:font-weight="normal" officeooo:rsid="0094e39f" style:font-weight-asian="normal" style:font-weight-complex="normal"/>
    </style:style>
    <style:style style:name="T45" style:family="text">
      <style:text-properties style:font-name="Futura Std" style:text-underline-style="none" fo:font-weight="normal" officeooo:rsid="00961922" style:font-weight-asian="normal" style:font-weight-complex="normal"/>
    </style:style>
    <style:style style:name="T46" style:family="text">
      <style:text-properties style:font-name="Futura Std" style:text-underline-style="none" fo:font-weight="normal" officeooo:rsid="00971bf1" style:font-weight-asian="normal" style:font-weight-complex="normal"/>
    </style:style>
    <style:style style:name="T47" style:family="text">
      <style:text-properties style:font-name="Futura Std" style:text-underline-style="none" fo:font-weight="normal" officeooo:rsid="00978c6c" style:font-weight-asian="normal" style:font-weight-complex="normal"/>
    </style:style>
    <style:style style:name="T48" style:family="text">
      <style:text-properties style:font-name="Futura Std" style:text-underline-style="none" fo:font-weight="normal" officeooo:rsid="0098b0ec" style:font-weight-asian="normal" style:font-weight-complex="normal"/>
    </style:style>
    <style:style style:name="T49" style:family="text">
      <style:text-properties style:font-name="Futura Std" style:text-underline-style="none" fo:font-weight="normal" officeooo:rsid="00991d3c" style:font-weight-asian="normal" style:font-weight-complex="normal"/>
    </style:style>
    <style:style style:name="T50" style:family="text">
      <style:text-properties style:font-name="Futura Std" style:text-underline-style="none" fo:font-weight="normal" officeooo:rsid="009b034a" style:font-weight-asian="normal" style:font-weight-complex="normal"/>
    </style:style>
    <style:style style:name="T51" style:family="text">
      <style:text-properties style:font-name="Futura Std" style:text-underline-style="none" fo:font-weight="normal" officeooo:rsid="009d6689" style:font-weight-asian="normal" style:font-weight-complex="normal"/>
    </style:style>
    <style:style style:name="T52" style:family="text">
      <style:text-properties style:font-name="Futura Std" style:text-underline-style="none" fo:font-weight="normal" officeooo:rsid="00a02f48" style:font-weight-asian="normal" style:font-weight-complex="normal"/>
    </style:style>
    <style:style style:name="T53" style:family="text">
      <style:text-properties style:font-name="Futura Std" style:text-underline-style="none" fo:font-weight="normal" officeooo:rsid="00a16c86" style:font-weight-asian="normal" style:font-weight-complex="normal"/>
    </style:style>
    <style:style style:name="T54" style:family="text">
      <style:text-properties style:font-name="Futura Std" style:text-underline-style="none" fo:font-weight="normal" officeooo:rsid="00a4a7e1" style:font-weight-asian="normal" style:font-weight-complex="normal"/>
    </style:style>
    <style:style style:name="T55" style:family="text">
      <style:text-properties style:font-name="Futura Std" style:text-underline-style="none" fo:font-weight="normal" officeooo:rsid="00a790b5" style:font-weight-asian="normal" style:font-weight-complex="normal"/>
    </style:style>
    <style:style style:name="T56" style:family="text">
      <style:text-properties style:font-name="Futura Std" style:text-underline-style="none" fo:font-weight="bold" officeooo:rsid="001cc080" style:font-weight-asian="bold" style:font-weight-complex="bold"/>
    </style:style>
    <style:style style:name="T57" style:family="text">
      <style:text-properties style:font-name="Futura Std" style:text-underline-style="none" fo:font-weight="bold" officeooo:rsid="001ec0c7" style:font-weight-asian="bold" style:font-weight-complex="bold"/>
    </style:style>
    <style:style style:name="T58" style:family="text">
      <style:text-properties style:font-name="Futura Std" style:text-underline-style="none" fo:font-weight="bold" officeooo:rsid="000f0909" style:font-weight-asian="bold" style:font-weight-complex="bold"/>
    </style:style>
    <style:style style:name="T59" style:family="text">
      <style:text-properties style:font-name="Futura Std" style:text-underline-style="none" fo:font-weight="bold" officeooo:rsid="00120a21" style:font-weight-asian="bold" style:font-weight-complex="bold"/>
    </style:style>
    <style:style style:name="T60" style:family="text">
      <style:text-properties style:font-name="Futura Std" style:text-underline-style="none" fo:font-weight="bold" officeooo:rsid="0015afd5" style:font-weight-asian="bold" style:font-weight-complex="bold"/>
    </style:style>
    <style:style style:name="T61" style:family="text">
      <style:text-properties style:font-name="Futura Std" style:text-underline-style="none" fo:font-weight="bold" officeooo:rsid="00231981" style:font-weight-asian="bold" style:font-weight-complex="bold"/>
    </style:style>
    <style:style style:name="T62" style:family="text">
      <style:text-properties style:font-name="Futura Std" style:text-underline-style="none" fo:font-weight="bold" officeooo:rsid="0023d7e8" style:font-weight-asian="bold" style:font-weight-complex="bold"/>
    </style:style>
    <style:style style:name="T63" style:family="text">
      <style:text-properties style:font-name="Futura Std" style:text-underline-style="none" fo:font-weight="bold" officeooo:rsid="0025c584" style:font-weight-asian="bold" style:font-weight-complex="bold"/>
    </style:style>
    <style:style style:name="T64" style:family="text">
      <style:text-properties style:font-name="Futura Std" style:text-underline-style="none" fo:font-weight="bold" officeooo:rsid="0038bcd3" style:font-weight-asian="bold" style:font-weight-complex="bold"/>
    </style:style>
    <style:style style:name="T65" style:family="text">
      <style:text-properties style:font-name="Futura Std" style:text-underline-style="none" fo:font-weight="bold" officeooo:rsid="0017258c" style:font-weight-asian="bold" style:font-weight-complex="bold"/>
    </style:style>
    <style:style style:name="T66" style:family="text">
      <style:text-properties style:font-name="Futura Std" style:text-underline-style="none" fo:font-weight="bold" officeooo:rsid="005d80f6" style:font-weight-asian="bold" style:font-weight-complex="bold"/>
    </style:style>
    <style:style style:name="T67" style:family="text">
      <style:text-properties style:font-name="Futura Std" fo:font-size="12pt" style:text-underline-style="none" fo:font-weight="normal" officeooo:rsid="001ec0c7" style:font-size-asian="12pt" style:font-weight-asian="normal" style:font-size-complex="12pt" style:font-weight-complex="normal"/>
    </style:style>
    <style:style style:name="T68" style:family="text">
      <style:text-properties style:font-name="Futura Std" fo:font-size="12pt" style:text-underline-style="none" fo:font-weight="normal" officeooo:rsid="000f0909" style:font-size-asian="12pt" style:font-weight-asian="normal" style:font-size-complex="12pt" style:font-weight-complex="normal"/>
    </style:style>
    <style:style style:name="T69" style:family="text">
      <style:text-properties style:font-name="Futura Std" fo:font-size="12pt" style:text-underline-style="none" fo:font-weight="normal" officeooo:rsid="007c6db3" style:font-size-asian="12pt" style:font-weight-asian="normal" style:font-size-complex="12pt" style:font-weight-complex="normal"/>
    </style:style>
    <style:style style:name="T70" style:family="text">
      <style:text-properties style:font-name="Futura Std" fo:font-size="12pt" style:text-underline-style="none" fo:font-weight="normal" officeooo:rsid="0037517e" style:font-size-asian="12pt" style:font-weight-asian="normal" style:font-size-complex="12pt" style:font-weight-complex="normal"/>
    </style:style>
    <style:style style:name="T71" style:family="text">
      <style:text-properties style:font-name="Futura Std" fo:font-size="12pt" style:text-underline-style="none" fo:font-weight="normal" officeooo:rsid="00231981" style:font-size-asian="12pt" style:font-weight-asian="normal" style:font-size-complex="12pt" style:font-weight-complex="normal"/>
    </style:style>
    <style:style style:name="T72" style:family="text">
      <style:text-properties style:font-name="Futura Std" fo:font-size="12pt" style:text-underline-style="none" fo:font-weight="normal" officeooo:rsid="00811288" style:font-size-asian="12pt" style:font-weight-asian="normal" style:font-size-complex="12pt" style:font-weight-complex="normal"/>
    </style:style>
    <style:style style:name="T73" style:family="text">
      <style:text-properties style:font-name="Futura Std" fo:font-size="12pt" style:text-underline-style="none" fo:font-weight="normal" officeooo:rsid="0017015f" style:font-size-asian="12pt" style:font-weight-asian="normal" style:font-size-complex="12pt" style:font-weight-complex="normal"/>
    </style:style>
    <style:style style:name="T74" style:family="text">
      <style:text-properties style:font-name="Futura Std" fo:font-size="12pt" style:text-underline-style="none" fo:font-weight="normal" officeooo:rsid="0023d7e8" style:font-size-asian="12pt" style:font-weight-asian="normal" style:font-size-complex="12pt" style:font-weight-complex="normal"/>
    </style:style>
    <style:style style:name="T75" style:family="text">
      <style:text-properties style:font-name="Futura Std" fo:font-size="12pt" style:text-underline-style="none" fo:font-weight="normal" officeooo:rsid="0015afd5" style:font-size-asian="12pt" style:font-weight-asian="normal" style:font-size-complex="12pt" style:font-weight-complex="normal"/>
    </style:style>
    <style:style style:name="T76" style:family="text">
      <style:text-properties style:font-name="Futura Std" fo:font-size="12pt" style:text-underline-style="none" fo:font-weight="normal" officeooo:rsid="0082d12d" style:font-size-asian="12pt" style:font-weight-asian="normal" style:font-size-complex="12pt" style:font-weight-complex="normal"/>
    </style:style>
    <style:style style:name="T77" style:family="text">
      <style:text-properties style:font-name="Futura Std" fo:font-size="12pt" style:text-underline-style="none" fo:font-weight="normal" officeooo:rsid="0084538e" style:font-size-asian="12pt" style:font-weight-asian="normal" style:font-size-complex="12pt" style:font-weight-complex="normal"/>
    </style:style>
    <style:style style:name="T78" style:family="text">
      <style:text-properties style:font-name="Futura Std" fo:font-size="12pt" style:text-underline-style="none" fo:font-weight="normal" officeooo:rsid="00863d67" style:font-size-asian="12pt" style:font-weight-asian="normal" style:font-size-complex="12pt" style:font-weight-complex="normal"/>
    </style:style>
    <style:style style:name="T79" style:family="text">
      <style:text-properties style:font-name="Futura Std" fo:font-size="12pt" style:text-underline-style="none" fo:font-weight="normal" officeooo:rsid="0033a2ee" style:font-size-asian="12pt" style:font-weight-asian="normal" style:font-size-complex="12pt" style:font-weight-complex="normal"/>
    </style:style>
    <style:style style:name="T80" style:family="text">
      <style:text-properties style:font-name="Futura Std" fo:font-size="12pt" style:text-underline-style="none" fo:font-weight="normal" officeooo:rsid="00437cf3" style:font-size-asian="12pt" style:font-weight-asian="normal" style:font-size-complex="12pt" style:font-weight-complex="normal"/>
    </style:style>
    <style:style style:name="T81" style:family="text">
      <style:text-properties style:font-name="Futura Std" fo:font-size="12pt" style:text-underline-style="none" fo:font-weight="normal" officeooo:rsid="002538b2" style:font-size-asian="12pt" style:font-weight-asian="normal" style:font-size-complex="12pt" style:font-weight-complex="normal"/>
    </style:style>
    <style:style style:name="T82" style:family="text">
      <style:text-properties style:font-name="Futura Std" fo:font-size="12pt" style:text-underline-style="none" fo:font-weight="normal" officeooo:rsid="0094e39f" style:font-size-asian="12pt" style:font-weight-asian="normal" style:font-size-complex="12pt" style:font-weight-complex="normal"/>
    </style:style>
    <style:style style:name="T83" style:family="text">
      <style:text-properties style:font-name="Futura Std" fo:font-size="12pt" style:text-underline-style="none" fo:font-weight="normal" officeooo:rsid="00447435" style:font-size-asian="12pt" style:font-weight-asian="normal" style:font-size-complex="12pt" style:font-weight-complex="normal"/>
    </style:style>
    <style:style style:name="T84" style:family="text">
      <style:text-properties style:font-name="Futura Std" fo:font-size="12pt" style:text-underline-style="none" fo:font-weight="normal" officeooo:rsid="009ae30b" style:font-size-asian="12pt" style:font-weight-asian="normal" style:font-size-complex="12pt" style:font-weight-complex="normal"/>
    </style:style>
    <style:style style:name="T85" style:family="text">
      <style:text-properties style:font-name="Futura Std" fo:font-size="12pt" style:text-underline-style="none" fo:font-weight="normal" officeooo:rsid="009b034a" style:font-size-asian="12pt" style:font-weight-asian="normal" style:font-size-complex="12pt" style:font-weight-complex="normal"/>
    </style:style>
    <style:style style:name="T86" style:family="text">
      <style:text-properties style:font-name="Futura Std" fo:font-size="12pt" style:text-underline-style="none" fo:font-weight="normal" officeooo:rsid="0045edea" style:font-size-asian="12pt" style:font-weight-asian="normal" style:font-size-complex="12pt" style:font-weight-complex="normal"/>
    </style:style>
    <style:style style:name="T87" style:family="text">
      <style:text-properties style:font-name="Futura Std" fo:font-size="12pt" style:text-underline-style="none" fo:font-weight="normal" officeooo:rsid="002f0aae" style:font-size-asian="12pt" style:font-weight-asian="normal" style:font-size-complex="12pt" style:font-weight-complex="normal"/>
    </style:style>
    <style:style style:name="T88" style:family="text">
      <style:text-properties style:font-name="Futura Std" fo:font-size="12pt" style:text-underline-style="none" fo:font-weight="normal" officeooo:rsid="00a277bd" style:font-size-asian="12pt" style:font-weight-asian="normal" style:font-size-complex="12pt" style:font-weight-complex="normal"/>
    </style:style>
    <style:style style:name="T89" style:family="text">
      <style:text-properties style:font-name="Futura Std" fo:font-size="12pt" style:text-underline-style="none" fo:font-weight="normal" officeooo:rsid="00a28486" style:font-size-asian="12pt" style:font-weight-asian="normal" style:font-size-complex="12pt" style:font-weight-complex="normal"/>
    </style:style>
    <style:style style:name="T90" style:family="text">
      <style:text-properties style:font-name="Futura Std" fo:font-size="12pt" style:text-underline-style="none" fo:font-weight="normal" officeooo:rsid="004c48aa" style:font-size-asian="12pt" style:font-weight-asian="normal" style:font-size-complex="12pt" style:font-weight-complex="normal"/>
    </style:style>
    <style:style style:name="T91" style:family="text">
      <style:text-properties style:font-name="Futura Std" fo:font-size="12pt" style:text-underline-style="none" fo:font-weight="normal" officeooo:rsid="00a3cc9d" style:font-size-asian="12pt" style:font-weight-asian="normal" style:font-size-complex="12pt" style:font-weight-complex="normal"/>
    </style:style>
    <style:style style:name="T92" style:family="text">
      <style:text-properties style:font-name="Futura Std" fo:font-size="12pt" style:text-underline-style="none" fo:font-weight="bold" officeooo:rsid="001ec0c7" style:font-size-asian="12pt" style:font-weight-asian="bold" style:font-size-complex="12pt" style:font-weight-complex="bold"/>
    </style:style>
    <style:style style:name="T93" style:family="text">
      <style:text-properties style:font-name="Futura Std" fo:font-size="12pt" style:text-underline-style="none" fo:font-weight="bold" officeooo:rsid="00231981" style:font-size-asian="12pt" style:font-weight-asian="bold" style:font-size-complex="12pt" style:font-weight-complex="bold"/>
    </style:style>
    <style:style style:name="T94" style:family="text">
      <style:text-properties officeooo:rsid="000eff18"/>
    </style:style>
    <style:style style:name="T95" style:family="text">
      <style:text-properties fo:font-weight="bold" style:font-weight-asian="bold" style:font-weight-complex="bold"/>
    </style:style>
    <style:style style:name="T96" style:family="text">
      <style:text-properties officeooo:rsid="00109714"/>
    </style:style>
    <style:style style:name="T97" style:family="text">
      <style:text-properties officeooo:rsid="00120a21"/>
    </style:style>
    <style:style style:name="T98" style:family="text">
      <style:text-properties officeooo:rsid="0017258c"/>
    </style:style>
    <style:style style:name="T99" style:family="text">
      <style:text-properties officeooo:rsid="001d49e9"/>
    </style:style>
    <style:style style:name="T100" style:family="text">
      <style:text-properties officeooo:rsid="0037517e"/>
    </style:style>
    <style:style style:name="T101" style:family="text">
      <style:text-properties officeooo:rsid="0045edea"/>
    </style:style>
    <style:style style:name="T102" style:family="text">
      <style:text-properties officeooo:rsid="00489a3d"/>
    </style:style>
    <style:style style:name="T103" style:family="text">
      <style:text-properties officeooo:rsid="004c48aa"/>
    </style:style>
    <style:style style:name="T104" style:family="text">
      <style:text-properties fo:font-size="12pt" style:font-size-asian="12pt" style:font-size-complex="12pt"/>
    </style:style>
    <style:style style:name="T105" style:family="text">
      <style:text-properties fo:font-size="12pt" officeooo:rsid="002038ff" style:font-size-asian="12pt" style:font-size-complex="12pt"/>
    </style:style>
    <style:style style:name="T106" style:family="text">
      <style:text-properties fo:font-size="12pt" officeooo:rsid="00109714" style:font-size-asian="12pt" style:font-size-complex="12pt"/>
    </style:style>
    <style:style style:name="T107" style:family="text">
      <style:text-properties fo:font-size="12pt" fo:font-weight="bold" style:font-size-asian="12pt" style:font-weight-asian="bold" style:font-size-complex="12pt" style:font-weight-complex="bold"/>
    </style:style>
    <style:style style:name="T108" style:family="text">
      <style:text-properties fo:font-size="12pt" fo:font-weight="bold" officeooo:rsid="00109714" style:font-size-asian="12pt" style:font-weight-asian="bold" style:font-size-complex="12pt" style:font-weight-complex="bold"/>
    </style:style>
    <style:style style:name="T109" style:family="text">
      <style:text-properties officeooo:rsid="0054b27c"/>
    </style:style>
    <style:style style:name="T110" style:family="text">
      <style:text-properties officeooo:rsid="00556eef"/>
    </style:style>
    <style:style style:name="T111" style:family="text">
      <style:text-properties officeooo:rsid="00570ef9"/>
    </style:style>
    <style:style style:name="T112" style:family="text">
      <style:text-properties fo:color="#c9211e"/>
    </style:style>
    <style:style style:name="T113" style:family="text">
      <style:text-properties fo:color="#c9211e" style:font-name="Futura Std" style:text-underline-style="none" fo:font-weight="normal" officeooo:rsid="0059ae77" style:font-weight-asian="normal" style:font-weight-complex="normal"/>
    </style:style>
    <style:style style:name="T114" style:family="text">
      <style:text-properties fo:color="#c9211e" style:font-name="Futura Std" style:text-underline-style="none" fo:font-weight="normal" officeooo:rsid="005d80f6" style:font-weight-asian="normal" style:font-weight-complex="normal"/>
    </style:style>
    <style:style style:name="T115" style:family="text">
      <style:text-properties fo:color="#c9211e" style:font-name="Futura Std" style:text-underline-style="none" fo:font-weight="normal" officeooo:rsid="005e08d0" style:font-weight-asian="normal" style:font-weight-complex="normal"/>
    </style:style>
    <style:style style:name="T116" style:family="text">
      <style:text-properties fo:color="#c9211e" style:font-name="Futura Std" style:text-underline-style="none" fo:font-weight="normal" officeooo:rsid="005f425a" style:font-weight-asian="normal" style:font-weight-complex="normal"/>
    </style:style>
    <style:style style:name="T117" style:family="text">
      <style:text-properties fo:color="#c9211e" style:font-name="Futura Std" style:text-underline-style="none" fo:font-weight="normal" officeooo:rsid="00609676" style:font-weight-asian="normal" style:font-weight-complex="normal"/>
    </style:style>
    <style:style style:name="T118" style:family="text">
      <style:text-properties fo:color="#c9211e" style:font-name="Futura Std" style:text-underline-style="none" fo:font-weight="normal" officeooo:rsid="00623917" style:font-weight-asian="normal" style:font-weight-complex="normal"/>
    </style:style>
    <style:style style:name="T119" style:family="text">
      <style:text-properties fo:color="#c9211e" style:font-name="Futura Std" style:text-underline-style="none" fo:font-weight="normal" officeooo:rsid="0062f434" style:font-weight-asian="normal" style:font-weight-complex="normal"/>
    </style:style>
    <style:style style:name="T120" style:family="text">
      <style:text-properties fo:color="#c9211e" style:font-name="Futura Std" style:text-underline-style="none" fo:font-weight="normal" officeooo:rsid="007290fc" style:font-weight-asian="normal" style:font-weight-complex="normal"/>
    </style:style>
    <style:style style:name="T121" style:family="text">
      <style:text-properties fo:color="#c9211e" style:font-name="Futura Std" style:text-underline-style="none" fo:font-weight="normal" officeooo:rsid="00769c02" style:font-weight-asian="normal" style:font-weight-complex="normal"/>
    </style:style>
    <style:style style:name="T122" style:family="text">
      <style:text-properties fo:color="#c9211e" style:font-name="Futura Std" style:text-underline-style="none" fo:font-weight="normal" officeooo:rsid="000f0909" style:font-weight-asian="normal" style:font-weight-complex="normal"/>
    </style:style>
    <style:style style:name="T123" style:family="text">
      <style:text-properties fo:color="#c9211e" style:font-name="Futura Std" style:text-underline-style="none" fo:font-weight="normal" officeooo:rsid="007753cd" style:font-weight-asian="normal" style:font-weight-complex="normal"/>
    </style:style>
    <style:style style:name="T124" style:family="text">
      <style:text-properties fo:color="#c9211e" style:font-name="Futura Std" style:text-underline-style="none" fo:font-weight="normal" officeooo:rsid="007ab991" style:font-weight-asian="normal" style:font-weight-complex="normal"/>
    </style:style>
    <style:style style:name="T125" style:family="text">
      <style:text-properties fo:color="#c9211e" style:font-name="Futura Std" style:text-underline-style="none" fo:font-weight="normal" officeooo:rsid="00809710" style:font-weight-asian="normal" style:font-weight-complex="normal"/>
    </style:style>
    <style:style style:name="T126" style:family="text">
      <style:text-properties fo:color="#c9211e" style:font-name="Futura Std" style:text-underline-style="none" fo:font-weight="normal" officeooo:rsid="008701b4" style:font-weight-asian="normal" style:font-weight-complex="normal"/>
    </style:style>
    <style:style style:name="T127" style:family="text">
      <style:text-properties fo:color="#c9211e" style:font-name="Futura Std" style:text-underline-style="none" fo:font-weight="normal" officeooo:rsid="008793d3" style:font-weight-asian="normal" style:font-weight-complex="normal"/>
    </style:style>
    <style:style style:name="T128" style:family="text">
      <style:text-properties fo:color="#c9211e" style:font-name="Futura Std" style:text-underline-style="none" fo:font-weight="normal" officeooo:rsid="009b034a" style:font-weight-asian="normal" style:font-weight-complex="normal"/>
    </style:style>
    <style:style style:name="T129" style:family="text">
      <style:text-properties fo:color="#c9211e" style:font-name="Futura Std" fo:font-weight="normal" officeooo:rsid="006419a6" style:font-weight-asian="normal" style:font-weight-complex="normal"/>
    </style:style>
    <style:style style:name="T130" style:family="text">
      <style:text-properties fo:color="#c9211e" style:font-name="Futura Std" fo:font-weight="normal" officeooo:rsid="00656f46" style:font-weight-asian="normal" style:font-weight-complex="normal"/>
    </style:style>
    <style:style style:name="T131" style:family="text">
      <style:text-properties fo:color="#c9211e" style:font-name="Futura Std" fo:font-size="12pt" style:text-underline-style="none" fo:font-weight="normal" officeooo:rsid="007cd081" style:font-size-asian="12pt" style:font-weight-asian="normal" style:font-size-complex="12pt" style:font-weight-complex="normal"/>
    </style:style>
    <style:style style:name="T132" style:family="text">
      <style:text-properties fo:color="#c9211e" style:font-name="Futura Std" fo:font-size="12pt" style:text-underline-style="none" fo:font-weight="normal" officeooo:rsid="005a2f23" style:font-size-asian="12pt" style:font-weight-asian="normal" style:font-size-complex="12pt" style:font-weight-complex="normal"/>
    </style:style>
    <style:style style:name="T133" style:family="text">
      <style:text-properties fo:color="#c9211e" style:font-name="Futura Std" fo:font-size="12pt" style:text-underline-style="none" fo:font-weight="normal" officeooo:rsid="00863d67" style:font-size-asian="12pt" style:font-weight-asian="normal" style:font-size-complex="12pt" style:font-weight-complex="normal"/>
    </style:style>
    <style:style style:name="T134" style:family="text">
      <style:text-properties fo:color="#c9211e" style:font-name="Futura Std" fo:font-size="12pt" style:text-underline-style="none" fo:font-weight="normal" officeooo:rsid="006ed1da" style:font-size-asian="12pt" style:font-weight-asian="normal" style:font-size-complex="12pt" style:font-weight-complex="normal"/>
    </style:style>
    <style:style style:name="T135" style:family="text">
      <style:text-properties fo:color="#c9211e" style:font-name="Futura Std" fo:font-size="12pt" style:text-underline-style="none" fo:font-weight="normal" officeooo:rsid="0093a862" style:font-size-asian="12pt" style:font-weight-asian="normal" style:font-size-complex="12pt" style:font-weight-complex="normal"/>
    </style:style>
    <style:style style:name="T136" style:family="text">
      <style:text-properties fo:color="#c9211e" style:font-name="Futura Std" fo:font-size="12pt" style:text-underline-style="none" fo:font-weight="normal" officeooo:rsid="00709295" style:font-size-asian="12pt" style:font-weight-asian="normal" style:font-size-complex="12pt" style:font-weight-complex="normal"/>
    </style:style>
    <style:style style:name="T137" style:family="text">
      <style:text-properties fo:color="#c9211e" style:font-name="Futura Std" fo:font-size="12pt" style:text-underline-style="none" fo:font-weight="normal" officeooo:rsid="009b034a" style:font-size-asian="12pt" style:font-weight-asian="normal" style:font-size-complex="12pt" style:font-weight-complex="normal"/>
    </style:style>
    <style:style style:name="T138" style:family="text">
      <style:text-properties fo:color="#c9211e" fo:font-size="12pt" officeooo:rsid="005c6914" style:font-size-asian="12pt" style:font-size-complex="12pt"/>
    </style:style>
    <style:style style:name="T139" style:family="text">
      <style:text-properties fo:color="#c9211e" fo:font-size="12pt" fo:font-style="italic" officeooo:rsid="005c6914" style:font-size-asian="12pt" style:font-style-asian="italic" style:font-size-complex="12pt" style:font-style-complex="italic"/>
    </style:style>
    <style:style style:name="T140" style:family="text">
      <style:text-properties fo:color="#c9211e" officeooo:rsid="005d80f6"/>
    </style:style>
    <style:style style:name="T141" style:family="text">
      <style:text-properties fo:color="#c9211e" officeooo:rsid="006e32c0"/>
    </style:style>
    <style:style style:name="T142" style:family="text">
      <style:text-properties fo:color="#c9211e" officeooo:rsid="00929ef4"/>
    </style:style>
    <style:style style:name="T143" style:family="text">
      <style:text-properties officeooo:rsid="008b37d4"/>
    </style:style>
    <style:style style:name="T144" style:family="text">
      <style:text-properties officeooo:rsid="008bf8c4"/>
    </style:style>
    <style:style style:name="T145" style:family="text">
      <style:text-properties officeooo:rsid="002f1ef5"/>
    </style:style>
    <style:style style:name="T146" style:family="text">
      <style:text-properties officeooo:rsid="008e6687"/>
    </style:style>
    <style:style style:name="T147" style:family="text">
      <style:text-properties officeooo:rsid="009144b1"/>
    </style:style>
    <style:style style:name="T148" style:family="text">
      <style:text-properties officeooo:rsid="0092327c"/>
    </style:style>
    <style:style style:name="T149" style:family="text">
      <style:text-properties officeooo:rsid="00a16c86"/>
    </style:style>
    <style:style style:name="T150" style:family="text">
      <style:text-properties officeooo:rsid="00a277bd"/>
    </style:style>
    <style:style style:name="T151" style:family="text">
      <style:text-properties officeooo:rsid="00a3cc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PROCESS-CHAIN</text:p>
      <text:p text:style-name="P25"><text:span text:style-name="T1">Il progetto, come scritto da consegna, consiste nel far gestire ai processi del computer un sistema di transazioni di denaro attraverso </text:span><text:span text:style-name="T2">un </text:span><text:span text:style-name="T1">“libro mastro” virtuale.</text:span></text:p>
      <text:p text:style-name="P8"/>
      <text:p text:style-name="P7">COMPILAZIONE</text:p>
      <text:p text:style-name="P9">Per compilare il programma si è scelto di utilizzare un makefile, cioè uno script, che collega tra di loro le dipendenze dei vari file, li compila, li esegue ed in fine elimina i file oggetto creati per l’esecuzione. L’intero programma inizia dall’esecuzione del Master (file “Master.c”).</text:p>
      <text:p text:style-name="P23"/>
      <text:p text:style-name="P7">INIZIALIZZAZIONE</text:p>
      <text:p text:style-name="P9">Si è deciso di utilizzare <text:span text:style-name="T98">cinque</text:span> <text:span text:style-name="T95">memorie condivise</text:span> per il funzionamento del codice.</text:p>
      <text:p text:style-name="P9">Queste a<text:span text:style-name="T94">ree serviranno per consentire l’accesso (in scrittura </text:span><text:span text:style-name="T100">e/</text:span><text:span text:style-name="T94">o in lettura) dei dati da parte dei diversi processi.</text:span></text:p>
      <text:p text:style-name="P10">Ognuna di esse viene allocata all’inizio con una dimensione ben definita, queste sono:</text:p>
      <text:list xml:id="list3004020579" text:style-name="L1">
        <text:list-item>
          <text:p text:style-name="P38"><text:span text:style-name="T5">La memoria condivisa del </text:span><text:span text:style-name="T56">libro mastro</text:span><text:span text:style-name="T6"> </text:span><text:span text:style-name="T5">dove verranno salvate le transazioni effettuate dai processi utenti</text:span><text:span text:style-name="T122"> </text:span><text:span text:style-name="T123">è</text:span><text:span text:style-name="T122"> </text:span><text:span text:style-name="T113">gestito come una matrice le cui righe rappresentano un blocco scritto da </text:span><text:span text:style-name="T121">un </text:span><text:span text:style-name="T113">nodo. L’accesso a tale area è libero in l</text:span><text:span text:style-name="T121">e</text:span><text:span text:style-name="T113">ttura ma gestito in mutua esclusione durante la scrittura. </text:span><text:span text:style-name="T124">(X noi → se non eseguissimo la scrittura in mutua esclusione, rischieremmo di leggere un blocco di transazioni non ancora popolato dal nodo che ha solamente incrementato l’indice)</text:span></text:p>
        </text:list-item>
        <text:list-item>
          <text:p text:style-name="P57"><text:span text:style-name="T67">L</text:span><text:span text:style-name="T68">a memoria condivisa per l’</text:span><text:span text:style-name="T92">indice del libro mastro</text:span><text:span text:style-name="T67"> </text:span><text:span text:style-name="T68">sarà l’indice che indicherà </text:span><text:span text:style-name="T69">la riga della matrice alla</text:span><text:span text:style-name="T68"> quale </text:span><text:span text:style-name="T70">i processi nodo sono arrivati a scrivere</text:span><text:span text:style-name="T68">. </text:span><text:span text:style-name="T131">Analogamente all’area di memoria del libro mastro, l</text:span><text:span text:style-name="T132">’accesso a quest’area verrà eseguito in mutua esclusione</text:span><text:span text:style-name="T68"> dai nodi per la scrittura così da non poter permettere a più processi di modificare l’indice contemporaneamente. La lettura servirà anche per stabilire quando l’indice raggiungerà il valore di SO_REGISTRY_SIZE.</text:span></text:p>
        </text:list-item>
      </text:list>
      <text:p text:style-name="P11"/>
      <text:p text:style-name="P32"><text:span text:style-name="T4">Come scelta progettuale è stato deciso, per le tre aree condivise successive, di utilizzare la posizione zero della memoria condivisa per contenere il numero di utenti e di nodi creati e le restanti celle per contenere i dati di ognuno di questi. </text:span><text:span text:style-name="T8">I seguenti frammenti di memoria condivisa verranno popolati direttamente dal master:</text:span></text:p>
      <text:list xml:id="list457060585003" text:continue-numbering="true" text:style-name="L1">
        <text:list-item>
          <text:p text:style-name="P37"><text:span text:style-name="T7">La </text:span><text:span text:style-name="T5">memoria condivisa contenente la </text:span><text:span text:style-name="T57">lista </text:span><text:span text:style-name="T58">dei nodi </text:span><text:span text:style-name="T9">servirà per </text:span><text:span text:style-name="T8">consentire</text:span><text:span text:style-name="T9"> la scelta del nodo, </text:span><text:span text:style-name="T8">e/</text:span><text:span text:style-name="T9">o quello che nella traccia viene definito “amico del nodo”, a cui inviare transazioni.</text:span></text:p>
        </text:list-item>
        <text:list-item>
          <text:p text:style-name="P50"><text:span text:style-name="T105">L</text:span><text:span text:style-name="T104">a </text:span><text:span text:style-name="T106">memoria condivisa contenente la </text:span><text:span text:style-name="T108">l</text:span><text:span text:style-name="T107">ista </text:span><text:span text:style-name="T108">degli </text:span><text:span text:style-name="T107">utenti </text:span><text:span text:style-name="T106">servirà al master per essere a conoscenza dello stato dei figli e a questi per poter sapere a chi è possibile inviare ulteriori</text:span><text:span text:style-name="T96"> </text:span><text:span text:style-name="T106">transazioni. </text:span><text:span text:style-name="T138">I processi nodo non </text:span><text:soft-page-break/><text:span text:style-name="T138">effettueranno </text:span><text:span text:style-name="T139">“l’attach” <text:s/></text:span><text:span text:style-name="T138">a questo frammento di memoria in quanto non necessitano di essere a conoscenza dello stato degli utenti.</text:span></text:p>
        </text:list-item>
        <text:list-item>
          <text:p text:style-name="P51">La memoria condivisa contenente la <text:span text:style-name="T95">lista dei nodi amici </text:span><text:span text:style-name="T97">servirà per indicare quali saranno gli eventuali “amici” del nodo i-esimo, così da </text:span><text:span text:style-name="T140">consentire l’invio delle eventuali transazioni.</text:span></text:p>
        </text:list-item>
      </text:list>
      <text:p text:style-name="P12"/>
      <text:p text:style-name="P26"><text:span text:style-name="T8">Per la comunicazione delle transazioni dai processi utente ai processi nodo verrà utilizzata una </text:span><text:span text:style-name="T59">coda di messagg</text:span><text:span text:style-name="T60">i</text:span><text:span text:style-name="T66"> </text:span><text:span text:style-name="T114">univoca per ogni nodo della simulazione</text:span><text:span text:style-name="T60">.</text:span></text:p>
      <text:p text:style-name="P27"><text:span text:style-name="T10">L’</text:span><text:span text:style-name="T11">ID delle code di messaggi sarà inserito all’interno della memoria condivisa contenente la lista dei nodi, quindi ogni coda </text:span><text:span text:style-name="T12">di messaggi</text:span><text:span text:style-name="T11"> corrisponderà ad un nodo.</text:span></text:p>
      <text:p text:style-name="P33"><text:span text:style-name="T11">A</text:span><text:span text:style-name="T4">bbiamo deciso di riservare anche una coda di messaggi per il processo master che, nella versione </text:span><text:span text:style-name="T115">“</text:span><text:span text:style-name="T125">normal</text:span><text:span text:style-name="T115">”</text:span><text:span text:style-name="T4">, riceverà le transazioni che non sono riuscite ad essere gestite dai processi nodo dopo SO_HOPS volte.</text:span></text:p>
      <text:p text:style-name="P24"/>
      <text:p text:style-name="P58"><text:span text:style-name="T71">Per la sincronizzazione del programma utilizziamo </text:span><text:span text:style-name="T72">i </text:span><text:span text:style-name="T76">successivi </text:span><text:span text:style-name="T71">set di </text:span><text:span text:style-name="T93">semafori</text:span><text:span text:style-name="T71">, creati tutti nel Master. </text:span><text:span text:style-name="T73">Uno è di tipo binario</text:span><text:span text:style-name="T71">, </text:span><text:span text:style-name="T74">o “mutex”</text:span><text:span text:style-name="T71">, quindi che consentono ai processi di sincronizzarsi per poter lavorare in mutua esclusione evitando che accedano contemporaneamente alla stessa area di memoria </text:span><text:span text:style-name="T74">condivisa. </text:span><text:span text:style-name="T75">I restanti</text:span><text:span text:style-name="T71"> sono </text:span><text:span text:style-name="T74">contat</text:span><text:span text:style-name="T77">ori</text:span><text:span text:style-name="T71">, </text:span><text:span text:style-name="T74">quindi consentono</text:span><text:span text:style-name="T78"> </text:span><text:span text:style-name="T74">a n-processi contemporaneamente di accedere, </text:span><text:span text:style-name="T133">nel nostro caso, alle code di messaggi e per rendere possibile la sincronizzazione inziale. </text:span></text:p>
      <text:p text:style-name="P13">Questi sono:</text:p>
      <text:list xml:id="list2675866862" text:style-name="L2">
        <text:list-item>
          <text:p text:style-name="P39"><text:span text:style-name="T61">Semaforo per </text:span><text:span text:style-name="T62">il risveglio di tutti i processi</text:span><text:span text:style-name="T14">.</text:span><text:span text:style-name="T116"> </text:span><text:span text:style-name="T116">Verrà utilizzato per sincronizzare l</text:span><text:span text:style-name="T116">’inizio </text:span><text:span text:style-name="T116">della simulazion</text:span><text:span text:style-name="T126">e</text:span><text:span text:style-name="T116">, prima dei processi nodo e in seguito dei processi utente. La prima inizializzazione di tale semaforo verrà effettuata con valore SO_NODES_NUM, ogni nodo decrementerà di uno il semaforo ed effettuerà una chiamata wait for zero. Una volta creati tutti i nodi il master li farà partire decrementando a sua volta il semaforo. Tale operazione verrà eseguita in maniera analoga per gli utenti.</text:span></text:p>
        </text:list-item>
        <text:list-item>
          <text:p text:style-name="P39"><text:span text:style-name="T63">Semaforo per l’accesso alla coda di messaggi</text:span><text:span text:style-name="T117">. Tale semaforo, inizializzato a valore SO_TP_SIZE, servirà per garantire che ciascun nodo riceva al massimo sulla propria coda di messaggi SO_TP_SIZE transazioni che in seguito copierà </text:span><text:span text:style-name="T126">e processerà </text:span><text:span text:style-name="T117">nella propria transaction pool. Allo stesso modo gestiamo in maniera automatica il rifiuto in caso di raggiungimento di tale limite. L’utente verrà notificato durante la semop dell’impossibilità di inviare la transazione. </text:span><text:span text:style-name="T16">In questo caso la coda di messaggi è il tramite tra i processi utente e i processi nodo. </text:span></text:p>
        </text:list-item>
        <text:list-item>
          <text:p text:style-name="P39"><text:span text:style-name="T63">Semaforo per l’accesso all’indice del libro mastro</text:span><text:span text:style-name="T16">, questo </text:span><text:span text:style-name="T15">servirà</text:span><text:span text:style-name="T16"> per far</text:span><text:span text:style-name="T15">e in modo</text:span><text:span text:style-name="T16"> che un solo nodo per volta incrementi il valore dell’indice della riga del libro mastro alla quale il nodo i-esimo è arrivato a scrivere. Questo è un semaforo di tipo “mutex”.</text:span></text:p>
        </text:list-item>
        <text:list-item>
          <text:p text:style-name="P40"><text:span text:style-name="T63">S</text:span><text:span text:style-name="T64">emaforo per la creazione di nuovi nodi amici</text:span><text:span text:style-name="T13">, sarà utile quando avremo una transazione che dopo SO_HOPS volte non avrà trovato </text:span><text:soft-page-break/><text:span text:style-name="T13">collocazione, a quel punto si dovrà creare un nuovo nodo per gestirla, considerando che il computer ha risorse limitate e con numeri molto distanti potrebbe eccedere nel numero di fork() da eseguire, si è deciso di creare un semaforo che ad ogni creazione di un nodo amico decrementa di uno il semaforo fino a raggiungere il limite impostato, dopo il quale non creerà più ulteriori nodi </text:span><text:span text:style-name="T17">e gli utenti <text:s/>la normale esecuzione di SO_RETRY.</text:span><text:span text:style-name="T118">(Comportamento che ora come ora non è veritiero visto che abbiamo commentato il soRetry-- →</text:span><text:span text:style-name="T119"> “lo reintroduciamo?”</text:span><text:span text:style-name="T118">)</text:span><text:span text:style-name="T127">DA MODIFICARE IN SEGUITO A RISPOSTA DI SCHIFANELLA</text:span></text:p>
        </text:list-item>
      </text:list>
      <text:p text:style-name="P14"/>
      <text:p text:style-name="P34"><text:span text:style-name="T129">(I parametri necessari per l’esecuzione della simulazione vengono inseriti in un file.conf che verrà parsificato tramite una funzione sviluppata che riconosce come token il nome del parametro e il relativo valore, utilizzando come delimitatore il carattere ‘=’. </text:span><text:span text:style-name="T130">Il valore verrà convertito </text:span><text:span text:style-name="T3">con la funzione atoi() da carattere ad intero.</text:span></text:p>
      <text:p text:style-name="P14"/>
      <text:p text:style-name="P5">CREAZIONE FIGLI</text:p>
      <text:p text:style-name="P28"><text:span text:style-name="T15">Per la </text:span><text:span text:style-name="T65">creazione dei processi figli</text:span><text:span text:style-name="T15">, il master, si servirà di due cicli “for”, </text:span><text:span text:style-name="T18">uno per i figli nodo ed uno per i figli utenti</text:span><text:span text:style-name="T15">, dove eseguirà una fork() ad ogni passo, ma i processi saranno bloccati dal semaforo per la </text:span><text:span text:style-name="T19">loro</text:span><text:span text:style-name="T15"> </text:span><text:span text:style-name="T19">sincronizzazione così da consentirgli di iniziare ad eseguire nello </text:span><text:span text:style-name="T20">stesso </text:span><text:span text:style-name="T19">momento. Da qui partirà anche il conteggio del tempo per </text:span><text:span text:style-name="T20">la simulazione</text:span><text:span text:style-name="T19"> che verrà, eventualmente, interrotto dalla funzione di alarm(), </text:span><text:span text:style-name="T20">che verrà gestita dall’handler che sarà impostato a scattare alla ricezione del segnale di SIGALARM.</text:span></text:p>
      <text:p text:style-name="P35"><text:span text:style-name="T20">N</text:span><text:span text:style-name="T4">ella versione completa abbiamo anche la possibilità che i figli nodo vengano creati dopo SO_HOPS volte che una transazione non è riuscita ad essere gestita, in questo caso abbiamo un controllo sulla msgrcv() della coda di messaggi del master con IPC_NOWAIT, che quindi rende la ricezione non bloccante, che effettua una fork() se trova un messaggio al suo interno.</text:span></text:p>
      <text:p text:style-name="P15"/>
      <text:p text:style-name="P6">CICLO DI VITA DEL MASTER</text:p>
      <text:p text:style-name="P28"><text:span text:style-name="T21">Il ciclo vita del processo master è contenuto all’interno di un ciclo while, dove ogni secondo</text:span><text:span text:style-name="T22">:</text:span></text:p>
      <text:list xml:id="list2846360052" text:style-name="L3">
        <text:list-item>
          <text:p text:style-name="P53"><text:span text:style-name="T143">verfica le condizioni di terminazione della simulazione e</text:span> in tal caso con la funzione raise(SIGALARM) fa scattare l’handler che terminerà la simulazione <text:span text:style-name="T144">e </text:span><text:span text:style-name="T146">ne </text:span><text:span text:style-name="T145">stampa il risultato finale con eventuale motivo di terminazione</text:span>;</text:p>
        </text:list-item>
        <text:list-item>
          <text:p text:style-name="P52">stampa la situazione dei figli (bu<text:span text:style-name="T99">d</text:span>get, figli vivi etc…);</text:p>
        </text:list-item>
        <text:list-item>
          <text:p text:style-name="P55">controlla di non aver ricevuto transazioni nella propria coda di messaggi, in caso contrario creerà <text:span text:style-name="T109">al massimo due </text:span>nuov<text:span text:style-name="T109">i</text:span> nod<text:span text:style-name="T109">i</text:span> che gestir<text:span text:style-name="T110">anno</text:span> <text:span text:style-name="T110">le transazioni appese, essendo successivamente </text:span>aggiunt<text:span text:style-name="T110">i</text:span> <text:span text:style-name="T111">alle varie liste</text:span><text:span text:style-name="T141">(</text:span><text:span text:style-name="T142">x noi → </text:span><text:span text:style-name="T141">questa scelta progettuale è stata effettuata per garantire una simulazione efficiente e funzionale. Con la creazione di nodi ogni qualvolta si fosse presentato una richiesta, avremmo avuto molti nodi non utilizzati)</text:span><text:span text:style-name="T111">.</text:span></text:p>
        </text:list-item>
        <text:list-item>
          <text:p text:style-name="P54"><text:soft-page-break/><text:span text:style-name="T148">dopo aver atteso la terminazione di tutti i processi figli, </text:span>dealloca tutte le memorie condivise, code di messaggi e semafori istanziat<text:span text:style-name="T147">e</text:span> all’inizio e termina;</text:p>
        </text:list-item>
      </text:list>
      <text:p text:style-name="P59"><text:span text:style-name="T79">Per mantenere il master nel suo ciclo è stata usata una variabile “master” con assegnato il valore MASTER_CONTINUE = 1 e MASTER_STOP = 0.</text:span><text:span text:style-name="T134">L’ultima macro verrà impostata dall’handler in seguito alla ricezione di un segnale di tipo ALARM, SIGSTOP o SIG</text:span><text:span text:style-name="T135">INT</text:span><text:span text:style-name="T134"> che causeranno la fine della simulazione e il corretto deallocamento di tutt</text:span><text:span text:style-name="T136">i gli oggetti</text:span><text:span text:style-name="T134"> IPC.</text:span></text:p>
      <text:p text:style-name="P16"/>
      <text:p text:style-name="P4">TRANSAZIONI</text:p>
      <text:p text:style-name="P44"><text:span text:style-name="T23">Le transazioni saranno gestite con una struct chiamata, appunto, “tra</text:span><text:span text:style-name="T43">n</text:span><text:span text:style-name="T23">sazione”, che conterrà i campi richiesti. Ogni struct verrà </text:span><text:span text:style-name="T120">inserita in u messaggio che avrà come campo anche soHops, per permettere di gestire l’invio ai nodi amici, e verrà </text:span><text:span text:style-name="T23">inviata dagli utenti alla coda del messaggio corrispondente al nodo interessato, che la raccoglierà e la inserirà nella propria transaction pool locale, decrementando il semaforo per il conteggio del suo riempimento di uno.</text:span></text:p>
      <text:p text:style-name="P17"/>
      <text:p text:style-name="P4">CICLO VITA PROCESSI UTENTE</text:p>
      <text:p text:style-name="P29"><text:span text:style-name="T25">Il processo utente </text:span><text:span text:style-name="T24">tramite</text:span><text:span text:style-name="T25"> una execpl </text:span><text:span text:style-name="T24">riceve i parametri necessari dal processo ma</text:span><text:span text:style-name="T44">s</text:span><text:span text:style-name="T24">ter.</text:span></text:p>
      <text:p text:style-name="P18">Come per il master, anche il processo utente userà un ciclo while con una variabile “utente” impostata a UTENTE_CONTINUE (che equivale al valore 1), all’interno del quale farà:</text:p>
      <text:list xml:id="list1504680037" text:style-name="L4">
        <text:list-item>
          <text:p text:style-name="P60"><text:span text:style-name="T80">i</text:span><text:span text:style-name="T81">l calcolo del proprio budget dove controllerà di aver ricevuto transazioni, </text:span><text:span text:style-name="T82">leggendole dal libro mastro,</text:span><text:span text:style-name="T81"> e nel caso </text:span><text:span text:style-name="T82">sommandole</text:span><text:span text:style-name="T81"> </text:span><text:span text:style-name="T83">ad esso</text:span><text:span text:style-name="T81">;</text:span></text:p>
        </text:list-item>
        <text:list-item>
          <text:p text:style-name="P41"><text:span text:style-name="T26">l</text:span><text:span text:style-name="T44">e </text:span><text:span text:style-name="T27">estrazion</text:span><text:span text:style-name="T44">i</text:span><text:span text:style-name="T27"> casual</text:span><text:span text:style-name="T44">i</text:span><text:span text:style-name="T27"> di</text:span><text:span text:style-name="T28"> cod</text:span><text:span text:style-name="T44">e</text:span><text:span text:style-name="T28"> di messaggi, </text:span><text:span text:style-name="T44">utenti e quantità </text:span><text:span text:style-name="T46">di denaro </text:span><text:span text:style-name="T45">da inviare per creare</text:span><text:span text:style-name="T28"> la transazione;</text:span></text:p>
        </text:list-item>
        <text:list-item>
          <text:p text:style-name="P45"><text:span text:style-name="T26">d</text:span><text:span text:style-name="T4">ecrementerà il semaforo per l’accesso alla coda di messaggi;</text:span></text:p>
        </text:list-item>
        <text:list-item>
          <text:p text:style-name="P46"><text:span text:style-name="T26">i</text:span><text:span text:style-name="T4">n caso di fallimento per mancanza di budget, </text:span><text:span text:style-name="T29">dopo </text:span><text:span text:style-name="T4">SO_RETRY volte, la variabile del</text:span><text:span text:style-name="T47">l’utente</text:span><text:span text:style-name="T4"> </text:span><text:span text:style-name="T47">viene impostata a</text:span><text:span text:style-name="T4"> UTENTE_STOP (che equivale a zero) che causerà l’uscita dal ciclo di vita con conseguente </text:span><text:span text:style-name="T30">cambiamento del proprio stato </text:span><text:span text:style-name="T48">i</text:span><text:span text:style-name="T30">n USER_KO nella memoria condivisa </text:span><text:span text:style-name="T49">degli utenti</text:span><text:span text:style-name="T30"> e la </text:span><text:span text:style-name="T4">deallocazione delle risorse utilizzate;</text:span></text:p>
        </text:list-item>
        <text:list-item>
          <text:p text:style-name="P61"><text:span text:style-name="T137">se la semop sul semaforo associato alla coda di messaggi del nodo restituisce errno settato a EAGAIN, e la transaction pool è quindi piena, l’utente </text:span><text:span text:style-name="T83">prov</text:span><text:span text:style-name="T85">erà</text:span><text:span text:style-name="T83"> ad inviare la transazione ad un nodo amico </text:span><text:span text:style-name="T84">de</text:span><text:span text:style-name="T83">l nodo scelto e dopo SO_HOPS volte la invi</text:span><text:span text:style-name="T85">erà</text:span><text:span text:style-name="T83"> al master che creerà un nuovo processo nodo per gestire la transazione e quelle a venire.</text:span></text:p>
        </text:list-item>
      </text:list>
      <text:p text:style-name="P19"/>
      <text:p text:style-name="P3">CICLO DI VITA DEL NODO</text:p>
      <text:p text:style-name="P30"><text:span text:style-name="T31">Come per il</text:span><text:span text:style-name="T25"> processo utente</text:span><text:span text:style-name="T31">, anche il processo nodo</text:span><text:span text:style-name="T25"> </text:span><text:span text:style-name="T24">tramite</text:span><text:span text:style-name="T25"> una execpl </text:span><text:span text:style-name="T24">riceve i parametri necessari dal processo ma</text:span><text:span text:style-name="T50">s</text:span><text:span text:style-name="T24">ter.</text:span></text:p>
      <text:p text:style-name="P31"><text:soft-page-break/><text:span text:style-name="T31">Identicamente ai processi utenti e al processo master,</text:span><text:span text:style-name="T25"> anche il processo </text:span><text:span text:style-name="T32">nodo</text:span><text:span text:style-name="T25"> userà un ciclo while ,con una variabile “</text:span><text:span text:style-name="T32">nodo</text:span><text:span text:style-name="T25">” impostata a </text:span><text:span text:style-name="T32">NODO</text:span><text:span text:style-name="T25">_CONTINUE (che equivale al valore 1), all’interno del quale farà:</text:span></text:p>
      <text:list xml:id="list3168703175" text:style-name="L5">
        <text:list-item>
          <text:p text:style-name="P42"><text:span text:style-name="T128">controlla la presenza di messaggi sulla propria coda, in caso affermativo </text:span><text:span text:style-name="T33">l</text:span><text:span text:style-name="T51">i</text:span><text:span text:style-name="T33"> salva nella transaction pool locale;</text:span></text:p>
        </text:list-item>
        <text:list-item>
          <text:p text:style-name="P47"><text:span text:style-name="T33">s</text:span><text:span text:style-name="T4">altando la prima transazione ricevuta </text:span><text:span text:style-name="T34">alla sua creazione</text:span><text:span text:style-name="T4">, periodicamente ad ogni ciclo, invia una transazione ad un nodo amico, rispettando la regola SO_HOPS volte come per gli utenti;</text:span></text:p>
        </text:list-item>
        <text:list-item>
          <text:p text:style-name="P43"><text:span text:style-name="T31">a</text:span><text:span text:style-name="T35">ppena possibile riempie un blocco da inviare sul libro mastro </text:span><text:span text:style-name="T52">e lo processa</text:span><text:span text:style-name="T35">;</text:span></text:p>
        </text:list-item>
        <text:list-item>
          <text:p text:style-name="P43"><text:span text:style-name="T53">accede in mutua esclusione al libro mastro per la scrittura del blocco;</text:span></text:p>
        </text:list-item>
        <text:list-item>
          <text:p text:style-name="P56"><text:span text:style-name="T101">a</text:span>ggiorno gli indici delle variabili locali e il budget del nodo che dovrà poi essere stampato;</text:p>
        </text:list-item>
        <text:list-item>
          <text:p text:style-name="P62"><text:span text:style-name="T86">q</text:span><text:span text:style-name="T87">uando riceverà un segnale di SIGUSR1 cambierà lo stato della variabile locale “nodo” in NODE_STOP uscendo dal ciclo e </text:span><text:span text:style-name="T89">permette al master di deallocare</text:span><text:span text:style-name="T87"> le </text:span><text:span text:style-name="T88">risorse</text:span><text:span text:style-name="T87"> utilizzate.</text:span></text:p>
        </text:list-item>
      </text:list>
      <text:p text:style-name="P20"/>
      <text:p text:style-name="P2">SEGNALI</text:p>
      <text:p text:style-name="P21">Si è deciso che il segnale per la creazione della transazione manual<text:span text:style-name="T103">e</text:span> sarà SIGUSR2 mentre quello per la terminazione dei processi è SIGUSR1.</text:p>
      <text:p text:style-name="P63"><text:span text:style-name="T90">Come anticipato precedentemente SIGALARM sarà il segnale di terminazione inviato da alarm() dopo SO_SIM_SEC secondi se la </text:span><text:span text:style-name="T91">simulazione</text:span><text:span text:style-name="T90"> non sarà conclusa.</text:span></text:p>
      <text:p text:style-name="P48"><text:span text:style-name="T54">N</text:span><text:span text:style-name="T4">el caso di SIGALARM la simulazione </text:span><text:span text:style-name="T55">si </text:span><text:span text:style-name="T4">concluderà mandando un segnale di SIGUSR1 ai processi per terminarli.</text:span></text:p>
      <text:p text:style-name="P22">SIGUSR1 verrà inviato anche nel caso di esaurimento di spazio nel libro mastro e/o nel caso della terminazione prematura da parte di tutti i processi utente.</text:p>
      <text:p text:style-name="P16"/>
      <text:p text:style-name="P1">FINE DELLA SIMULAZIONE</text:p>
      <text:p text:style-name="P49"><text:span text:style-name="T40">U</text:span><text:span text:style-name="T4">n file Registro.dat verrà creato e conterrà tutti i blocchi scritti dai nodi durante la simulazio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Futura LT Pro Book" svg:font-family="'Futura LT Pro Book'" style:font-pitch="variable"/>
    <style:font-face style:name="Futura Std" svg:font-family="'Futura Std'"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30T10:37:07.016046719</meta:creation-date>
    <dc:date>2022-01-09T23:52:54.565862532</dc:date>
    <meta:editing-duration>PT7H2M6S</meta:editing-duration>
    <meta:editing-cycles>129</meta:editing-cycles>
    <meta:generator>LibreOffice/6.4.7.2$Linux_X86_64 LibreOffice_project/40$Build-2</meta:generator>
    <meta:document-statistic meta:table-count="0" meta:image-count="0" meta:object-count="0" meta:page-count="5" meta:paragraph-count="60" meta:word-count="1878" meta:character-count="11916" meta:non-whitespace-character-count="10118"/>
  </office:meta>
</office:document-meta>
</file>